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6" style:family="table">
      <style:table-properties style:width="17.027cm" fo:margin-left="-0.026cm" fo:margin-right="0cm" table:align="margins"/>
    </style:style>
    <style:style style:name="Tabell6.A" style:family="table-column">
      <style:table-column-properties style:column-width="4.262cm" style:rel-column-width="16402*"/>
    </style:style>
    <style:style style:name="Tabell6.C" style:family="table-column">
      <style:table-column-properties style:column-width="4.24cm" style:rel-column-width="16320*"/>
    </style:style>
    <style:style style:name="Tabell6.D" style:family="table-column">
      <style:table-column-properties style:column-width="4.263cm" style:rel-column-width="16411*"/>
    </style:style>
    <style:style style:name="Tabel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6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6.D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7.027cm" fo:margin-left="-0.026cm" fo:margin-right="0cm" table:align="margins"/>
    </style:style>
    <style:style style:name="Tabell5.A" style:family="table-column">
      <style:table-column-properties style:column-width="4.262cm" style:rel-column-width="16402*"/>
    </style:style>
    <style:style style:name="Tabell5.C" style:family="table-column">
      <style:table-column-properties style:column-width="4.24cm" style:rel-column-width="16320*"/>
    </style:style>
    <style:style style:name="Tabell5.D" style:family="table-column">
      <style:table-column-properties style:column-width="4.263cm" style:rel-column-width="16411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5.D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1" style:family="paragraph" style:parent-style-name="Heading_20_1">
      <style:paragraph-properties fo:text-align="start" style:justify-single-word="false"/>
      <style:text-properties style:font-name="Arial"/>
    </style:style>
    <style:style style:name="P12" style:family="paragraph" style:parent-style-name="Heading_20_1">
      <style:paragraph-properties fo:text-align="start" style:justify-single-word="false"/>
    </style:style>
    <style:style style:name="P13" style:family="paragraph" style:parent-style-name="Table_20_Contents">
      <style:text-properties style:font-name="Arial" fo:font-size="10pt" style:font-size-asian="10pt" style:font-size-complex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idrapport, Vecka 21 (Iteration 6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6" table:style-name="Tabell6">
        <table:table-column table:style-name="Tabell6.A" table:number-columns-repeated="2"/>
        <table:table-column table:style-name="Tabell6.C"/>
        <table:table-column table:style-name="Tabell6.D"/>
        <table:table-row>
          <table:table-cell table:style-name="Tabell6.A1" office:value-type="string">
            <text:p text:style-name="P7">Handledningsmöte</text:p>
          </table:table-cell>
          <table:table-cell table:style-name="Tabell6.B1" office:value-type="float" office:value="2">
            <text:p text:style-name="P7">2</text:p>
          </table:table-cell>
          <table:table-cell table:style-name="Tabell6.B1" office:value-type="float" office:value="1">
            <text:p text:style-name="P7">1</text:p>
          </table:table-cell>
          <table:table-cell table:style-name="Tabell6.D1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öreläsning 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Utvärderingsexperiment</text:p>
            <text:p text:style-name="P7">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Gör klart startsidan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4">
            <text:p text:style-name="P7">4</text:p>
          </table:table-cell>
          <table:table-cell table:style-name="Tabell6.D2" office:value-type="string">
            <text:p text:style-name="P7">Påbörjad</text:p>
          </table:table-cell>
        </table:table-row>
        <table:table-row>
          <table:table-cell table:style-name="Tabell6.A2" office:value-type="string">
            <text:p text:style-name="P7">Bildvisningsfunktionalite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Boende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Påbörjad</text:p>
          </table:table-cell>
        </table:table-row>
        <table:table-row>
          <table:table-cell table:style-name="Tabell6.A2" office:value-type="string">
            <text:p text:style-name="P7">Gör klart Pris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Obligatoriska fält, php, js, html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4">
            <text:p text:style-name="P7">4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Texter i bekräftelsemail och på bekräftelsesida 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Publicering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Validering av kundformulär, JS och Emil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Tester av all bokningsfunktionalitet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Övriga test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CSS-förbättringar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Ändra till Hem-länk (och även sådan bild)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ixa logo-länk efter publicering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Ordna tabeller på bokningssidan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Fixa bokningen (som plötsligt inte fungerar) 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Lägg till datumkoll i bokningslistan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/>
          </table:table-cell>
          <table:table-cell table:style-name="Tabell6.B2">
            <text:p text:style-name="P7"/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/>
          </table:table-cell>
        </table:table-row>
        <table:table-row>
          <table:table-cell table:style-name="Tabell6.A2" office:value-type="string">
            <text:p text:style-name="P8">Tid totalt</text:p>
          </table:table-cell>
          <table:table-cell table:style-name="Tabell6.A2" office:value-type="string">
            <text:p text:style-name="P8">Skattad: </text:p>
          </table:table-cell>
          <table:table-cell table:style-name="Tabell6.A2" office:value-type="string">
            <text:p text:style-name="P8">Verklig: </text:p>
          </table:table-cell>
          <table:table-cell table:style-name="Tabell6.D2" office:value-type="string">
            <text:p text:style-name="P8">149,5 sedan tidigare</text:p>
            <text:p text:style-name="P8">Totalt: </text:p>
          </table:table-cell>
        </table:table-row>
      </table:table>
      <text:h text:style-name="P10" text:outline-level="1"/>
      <text:h text:style-name="P10" text:outline-level="1">Tidrapport, Vecka 20 (Iteration 5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5" table:style-name="Tabell5">
        <table:table-column table:style-name="Tabell5.A" table:number-columns-repeated="2"/>
        <table:table-column table:style-name="Tabell5.C"/>
        <table:table-column table:style-name="Tabell5.D"/>
        <table:table-row>
          <table:table-cell table:style-name="Tabell5.A1" office:value-type="string">
            <text:p text:style-name="P7">Handledningsmöte</text:p>
          </table:table-cell>
          <table:table-cell table:style-name="Tabell5.B1" office:value-type="float" office:value="2">
            <text:p text:style-name="P7">2</text:p>
          </table:table-cell>
          <table:table-cell table:style-name="Tabell5.B1" office:value-type="float" office:value="0.5">
            <text:p text:style-name="P7">0,5</text:p>
          </table:table-cell>
          <table:table-cell table:style-name="Tabell5.D1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Föreläsning Gränssnitt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Workshop Gränssnitt (inkl <text:s/><text:soft-page-break/>efterarbete och publicering)</text:p>
          </table:table-cell>
          <table:table-cell table:style-name="Tabell5.B2" office:value-type="float" office:value="5">
            <text:p text:style-name="P7">5</text:p>
          </table:table-cell>
          <table:table-cell table:style-name="Tabell5.B2" office:value-type="float" office:value="5">
            <text:p text:style-name="P7">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Arbete med logotyp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6">
            <text:p text:style-name="P7">6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 av kundformulär, JS och HTML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Senareläggs</text:p>
          </table:table-cell>
        </table:table-row>
        <table:table-row>
          <table:table-cell table:style-name="Tabell5.A2" office:value-type="string">
            <text:p text:style-name="P7">Validering av kundformulär, PHP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Gör klart kundbokningen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8">
            <text:p text:style-name="P7">8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Mail i samband med bokning 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Bekräftelsesida- bokning <text:s/>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Tester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, säkerhetsfilter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0.5">
            <text:p text:style-name="P7">0,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Snygga till sidan, CSS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Påbörjad</text:p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8">Tid totalt</text:p>
          </table:table-cell>
          <table:table-cell table:style-name="Tabell5.A2" office:value-type="string">
            <text:p text:style-name="P8">Skattad: 37</text:p>
          </table:table-cell>
          <table:table-cell table:style-name="Tabell5.A2" office:value-type="string">
            <text:p text:style-name="P8">Verklig: 36</text:p>
          </table:table-cell>
          <table:table-cell table:style-name="Tabell5.D2" office:value-type="string">
            <text:p text:style-name="P8">113,5 sedan tidigare</text:p>
            <text:p text:style-name="P8">Totalt: 149,5</text:p>
          </table:table-cell>
        </table:table-row>
      </table:table>
      <text:h text:style-name="P10" text:outline-level="1"/>
      <text:h text:style-name="P10" text:outline-level="1">Tidrapport, Vecka 19 (Iteration 4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specifikation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D1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ixa get_the_excerpt() i sidebaren på startsidan, för att visa text från nyhetsinlägg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Koppla ihop plugin med rätt plats i temat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Implementera databasen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Lägg till tabelldata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hämta data ur databas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Grundläggande php-arkitektur för pluginet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6">
            <text:p text:style-name="P7">6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Hämta ut full tabell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nygga till visning av 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ormulär för lägga till ny kund med responsiv cs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Validering av formulär J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Påbörjad</text:p>
          </table:table-cell>
        </table:table-row>
        <text:soft-page-break/>
        <table:table-row>
          <table:table-cell table:style-name="Tabell4.A2" office:value-type="string">
            <text:p text:style-name="P7">Validering av formulär<text:line-break/>PHP 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Handledning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och testdokumentation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4">
            <text:p text:style-name="P7">4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30</text:p>
          </table:table-cell>
          <table:table-cell table:style-name="Tabell4.A2" office:value-type="string">
            <text:p text:style-name="P8">Verklig: 33,5</text:p>
          </table:table-cell>
          <table:table-cell table:style-name="Tabell4.D2" office:value-type="string">
            <text:p text:style-name="P8">80,5 sedan tidigare</text:p>
            <text:p text:style-name="P8">Totalt: 113,5</text:p>
          </table:table-cell>
        </table:table-row>
      </table:table>
      <text:h text:style-name="P10" text:outline-level="1"/>
      <text:h text:style-name="P10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= 71,5 + 9</text:p>
            <text:p text:style-name="P8">= 80,5 </text:p>
          </table:table-cell>
        </table:table-row>
      </table:table>
      <text:h text:style-name="P11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(39,5 + 13) + (7,5 + 1,5) </text:p>
            <text:p text:style-name="P8">= 52,5 + 9</text:p>
            <text:p text:style-name="P8">= 61,5 </text:p>
          </table:table-cell>
        </table:table-row>
      </table:table>
      <text:h text:style-name="P11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<text:soft-page-break/>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2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2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13:11:04</meta:creation-date>
    <dc:date>2014-05-21T11:46:59</dc:date>
    <meta:editing-duration>P27DT1H36M20S</meta:editing-duration>
    <meta:editing-cycles>201</meta:editing-cycles>
    <meta:generator>OpenOffice/4.1.0$Unix OpenOffice.org_project/410m18$Build-9764</meta:generator>
    <meta:document-statistic meta:table-count="6" meta:image-count="0" meta:object-count="0" meta:page-count="4" meta:paragraph-count="332" meta:word-count="773" meta:character-count="4296"/>
  </office:meta>
</office:document-meta>
</file>